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Species" table:style-name="ce1">
            <text:p>Species</text:p>
          </table:table-cell>
          <table:table-cell office:value-type="string" office:value="Média" table:style-name="ce1">
            <text:p>Média</text:p>
          </table:table-cell>
          <table:table-cell office:value-type="string" office:value="Variância" table:style-name="ce1">
            <text:p>Variância</text:p>
          </table:table-cell>
          <table:table-cell office:value-type="string" office:value="Desvio Padrão" table:style-name="ce1">
            <text:p>Desvio Padrão</text:p>
          </table:table-cell>
          <table:table-cell office:value-type="string" office:value="Mediana" table:style-name="ce1">
            <text:p>Mediana</text:p>
          </table:table-cell>
          <table:table-cell office:value-type="string" office:value="q1" table:style-name="ce1">
            <text:p>q1</text:p>
          </table:table-cell>
          <table:table-cell office:value-type="string" office:value="q3" table:style-name="ce1">
            <text:p>q3</text:p>
          </table:table-cell>
        </table:table-row>
        <table:table-row>
          <table:table-cell office:value-type="string" office:value="setosa" table:style-name="ce1">
            <text:p>setosa</text:p>
          </table:table-cell>
          <table:table-cell office:value-type="float" office:value="5.006" table:style-name="ce1">
            <text:p>5.006</text:p>
          </table:table-cell>
          <table:table-cell office:value-type="float" office:value="0.124248979591837" table:style-name="ce1">
            <text:p>0.124248979591837</text:p>
          </table:table-cell>
          <table:table-cell office:value-type="float" office:value="0.352489687213451" table:style-name="ce1">
            <text:p>0.352489687213451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.8</text:p>
          </table:table-cell>
          <table:table-cell office:value-type="float" office:value="5.2" table:style-name="ce1">
            <text:p>5.2</text:p>
          </table:table-cell>
        </table:table-row>
        <table:table-row>
          <table:table-cell office:value-type="string" office:value="versicolor" table:style-name="ce1">
            <text:p>versicolor</text:p>
          </table:table-cell>
          <table:table-cell office:value-type="float" office:value="5.936" table:style-name="ce1">
            <text:p>5.936</text:p>
          </table:table-cell>
          <table:table-cell office:value-type="float" office:value="0.266432653061224" table:style-name="ce1">
            <text:p>0.266432653061224</text:p>
          </table:table-cell>
          <table:table-cell office:value-type="float" office:value="0.516171147063863" table:style-name="ce1">
            <text:p>0.516171147063863</text:p>
          </table:table-cell>
          <table:table-cell office:value-type="float" office:value="5.9" table:style-name="ce1">
            <text:p>5.9</text:p>
          </table:table-cell>
          <table:table-cell office:value-type="float" office:value="5.6" table:style-name="ce1">
            <text:p>5.6</text:p>
          </table:table-cell>
          <table:table-cell office:value-type="float" office:value="6.3" table:style-name="ce1">
            <text:p>6.3</text:p>
          </table:table-cell>
        </table:table-row>
        <table:table-row>
          <table:table-cell office:value-type="string" office:value="virginica" table:style-name="ce1">
            <text:p>virginica</text:p>
          </table:table-cell>
          <table:table-cell office:value-type="float" office:value="6.588" table:style-name="ce1">
            <text:p>6.588</text:p>
          </table:table-cell>
          <table:table-cell office:value-type="float" office:value="0.404342857142857" table:style-name="ce1">
            <text:p>0.404342857142857</text:p>
          </table:table-cell>
          <table:table-cell office:value-type="float" office:value="0.635879593274432" table:style-name="ce1">
            <text:p>0.635879593274432</text:p>
          </table:table-cell>
          <table:table-cell office:value-type="float" office:value="6.5" table:style-name="ce1">
            <text:p>6.5</text:p>
          </table:table-cell>
          <table:table-cell office:value-type="float" office:value="6.225" table:style-name="ce1">
            <text:p>6.225</text:p>
          </table:table-cell>
          <table:table-cell office:value-type="float" office:value="6.9" table:style-name="ce1">
            <text:p>6.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